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5-03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4-10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3376" calcext:value-type="float">
            <text:p>43.0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4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3-10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3-03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2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2-03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1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5144" calcext:value-type="float">
            <text:p>44.2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1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0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20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9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8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6168" calcext:value-type="float">
            <text:p>44.0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7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6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7116" calcext:value-type="float">
            <text:p>43.5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3184" calcext:value-type="float">
            <text:p>43.7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2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89904" calcext:value-type="float">
            <text:p>44.1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1912" calcext:value-type="float">
            <text:p>43.4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1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6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3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9512" calcext:value-type="float">
            <text:p>43.3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9176" calcext:value-type="float">
            <text:p>43.6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4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5728" calcext:value-type="float">
            <text:p>44.3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30103454901</text:p>
          </table:table-cell>
          <table:table-cell office:value-type="string" calcext:value-type="string">
            <text:p>14N 56W17ABAA1</text:p>
          </table:table-cell>
          <table:table-cell office:value-type="string" calcext:value-type="string">
            <text:p>197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